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9b7e7" officeooo:paragraph-rsid="0009b7e7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09b7e7" officeooo:paragraph-rsid="0009b7e7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rsid="0009b7e7" officeooo:paragraph-rsid="000ba56e"/>
    </style:style>
    <style:style style:name="P4" style:family="paragraph" style:parent-style-name="Standard">
      <style:paragraph-properties fo:text-align="justify" style:justify-single-word="false"/>
      <style:text-properties style:font-name="Times New Roman" officeooo:rsid="000ba56e" officeooo:paragraph-rsid="000ba56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9b7e7" officeooo:paragraph-rsid="0009b7e7" style:font-size-asian="14pt" style:font-weight-asian="bold" style:font-size-complex="14pt" style:font-weight-complex="bold"/>
    </style:style>
    <style:style style:name="T1" style:family="text">
      <style:text-properties officeooo:rsid="000ba5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ites clientes / parceiros</text:p>
      <text:p text:style-name="P1"/>
      <text:p text:style-name="P2">1 – 2RL - <text:a xlink:type="simple" xlink:href="http://www.2rl.com.br/" text:style-name="Internet_20_link" text:visited-style-name="Visited_20_Internet_20_Link">http://www.2rl.com.br/</text:a></text:p>
      <text:p text:style-name="P2"/>
      <text:p text:style-name="P2">2 – ALR - <text:a xlink:type="simple" xlink:href="http://www.alrcomercio.com/" text:style-name="Internet_20_link" text:visited-style-name="Visited_20_Internet_20_Link">http://www.alrcomercio.com/</text:a></text:p>
      <text:p text:style-name="P2"/>
      <text:p text:style-name="P2">3 – Apriori - <text:a xlink:type="simple" xlink:href="https://www.apconsult.com.br/mvtech" text:style-name="Internet_20_link" text:visited-style-name="Visited_20_Internet_20_Link">https://www.apconsult.com.br/mvtech</text:a></text:p>
      <text:p text:style-name="P2"/>
      <text:p text:style-name="P2">4 – Brasília Selvagens - <text:a xlink:type="simple" xlink:href="https://www.facebook.com/BrasiliaSelvagens/" text:style-name="Internet_20_link" text:visited-style-name="Visited_20_Internet_20_Link">https://www.facebook.com/BrasiliaSelvagens/</text:a></text:p>
      <text:p text:style-name="P2"/>
      <text:p text:style-name="P2">5 – Clínica Vivace - <text:a xlink:type="simple" xlink:href="https://www.vivaceodontointegrada.com.br/" text:style-name="Internet_20_link" text:visited-style-name="Visited_20_Internet_20_Link">https://www.vivaceodontointegrada.com.br/</text:a></text:p>
      <text:p text:style-name="P2"/>
      <text:p text:style-name="P2">6 – Olimpo Constutora - <text:a xlink:type="simple" xlink:href="https://www.facebook.com/olimpoconstrutora/" text:style-name="Internet_20_link" text:visited-style-name="Visited_20_Internet_20_Link">https://www.facebook.com/olimpoconstrutora/</text:a></text:p>
      <text:p text:style-name="P2"/>
      <text:p text:style-name="P2">7 – Algodão Doce - <text:a xlink:type="simple" xlink:href="https://www.facebook.com/espacoinfantilalgodaodoce/" text:style-name="Internet_20_link" text:visited-style-name="Visited_20_Internet_20_Link">https://www.facebook.com/espacoinfantilalgodaodoce/</text:a></text:p>
      <text:p text:style-name="P2"/>
      <text:p text:style-name="P2">8 – Premier Cosméticos - <text:a xlink:type="simple" xlink:href="https://www.facebook.com/premiercosmeticosbsb/" text:style-name="Internet_20_link" text:visited-style-name="Visited_20_Internet_20_Link">https://www.facebook.com/premiercosmeticosbsb/</text:a></text:p>
      <text:p text:style-name="P2"/>
      <text:p text:style-name="P2">9 – Park Idiomas Sudoeste - <text:a xlink:type="simple" xlink:href="https://www.facebook.com/ParkIdiomasSudoesteDF" text:style-name="Internet_20_link" text:visited-style-name="Visited_20_Internet_20_Link">https://www.facebook.com/ParkIdiomasSudoesteDF</text:a></text:p>
      <text:p text:style-name="P2"/>
      <text:p text:style-name="P2">10 – Park Idiomas Lago Sul - <text:a xlink:type="simple" xlink:href="https://www.facebook.com/parkidiomas.lagosul/" text:style-name="Internet_20_link" text:visited-style-name="Visited_20_Internet_20_Link">https://www.facebook.com/parkidiomas.lagosul/</text:a></text:p>
      <text:p text:style-name="P2"/>
      <text:p text:style-name="P3">11 – <text:span text:style-name="T1">Grupo Connectare - </text:span><text:a xlink:type="simple" xlink:href="https://www.grupoconnectare.com.br/" text:style-name="Internet_20_link" text:visited-style-name="Visited_20_Internet_20_Link"><text:span text:style-name="T1">https://www.grupoconnectare.com.br/</text:span></text:a></text:p>
      <text:p text:style-name="P3"/>
      <text:p text:style-name="P4">12 – Quality Contabilidade - <text:a xlink:type="simple" xlink:href="https://www.qualitycontadores.com.br/" text:style-name="Internet_20_link" text:visited-style-name="Visited_20_Internet_20_Link">https://www.qualitycontadores.com.br/</text:a></text:p>
      <text:p text:style-name="P4"/>
      <text:p text:style-name="P4"/>
      <text:p text:style-name="P4">P.s. - Favor repetir a logo da Park Idiomas, vinculando um link em cada u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5:15:17.500000000</meta:creation-date>
    <dc:date>2018-01-11T17:35:15.816000000</dc:date>
    <meta:editing-duration>PT42M1S</meta:editing-duration>
    <meta:editing-cycles>1</meta:editing-cycles>
    <meta:document-statistic meta:table-count="0" meta:image-count="0" meta:object-count="0" meta:page-count="1" meta:paragraph-count="14" meta:word-count="79" meta:character-count="831" meta:non-whitespace-character-count="754"/>
    <meta:generator>LibreOffice/5.2.7.2$Windows_x86 LibreOffice_project/2b7f1e640c46ceb28adf43ee075a6e8b8439ed10</meta:generator>
  </office:meta>
</office:document-meta>
</file>